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1.662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11.966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(8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rtikulu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guma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wd_egileak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ojs_landing</text:p>
          </table:table-cell>
          <table:table-cell office:value-type="string" calcext:value-type="string">
            <text:p>wd_upload</text:p>
          </table:table-cell>
        </table:table-row>
        <table:table-row table:style-name="ro1">
          <table:table-cell office:value-type="string" calcext:value-type="string">
            <text:p>https://wikibase.inguma.eus/entity/Q25802</text:p>
          </table:table-cell>
          <table:table-cell/>
          <table:table-cell office:value-type="string" calcext:value-type="string">
            <text:p>kreditu-europarrerantz-hurbiltzeko-eredu-estatistikoa-psikologiako-ikasketak-aztergai</text:p>
          </table:table-cell>
          <table:table-cell office:value-type="string" calcext:value-type="string">
            <text:p>Kreditu europarrerantz hurbiltzeko eredu estatistikoa. Psikologiako ikasketak aztergai</text:p>
          </table:table-cell>
          <table:table-cell office:value-type="string" calcext:value-type="string">
            <text:p>https://aldizkariak.ueu.eus/index.php/uztaro/article/view/4167</text:p>
          </table:table-cell>
          <table:table-cell office:value-type="string" calcext:value-type="string">
            <text:p>2005-01-01T00:00:00Z</text:p>
          </table:table-cell>
          <table:table-cell office:value-type="string" calcext:value-type="string">
            <text:p>"1": "Q12269025", "2": "Q27916536"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24998</text:p>
          </table:table-cell>
          <table:table-cell/>
          <table:table-cell office:value-type="string" calcext:value-type="string">
            <text:p>debabarreneko-euskarazko-komunikazio-sistema-tokian-tokiko-kazetaritza-genero-eta-gaien-analisia-2000-2004-bitartean</text:p>
          </table:table-cell>
          <table:table-cell office:value-type="string" calcext:value-type="string">
            <text:p>Debabarreneko euskarazko komunikazio-sistema. Tokian tokiko kazetaritza-genero eta gaien analisia 2000-2004 bitartean</text:p>
          </table:table-cell>
          <table:table-cell office:value-type="string" calcext:value-type="string">
            <text:p>https://aldizkariak.ueu.eus/index.php/uztaro/article/view/4237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86985917"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24611</text:p>
          </table:table-cell>
          <table:table-cell/>
          <table:table-cell office:value-type="string" calcext:value-type="string">
            <text:p>parte-hartzea-garapenean-hainbat-diskurtso-eta-jatorri</text:p>
          </table:table-cell>
          <table:table-cell office:value-type="string" calcext:value-type="string">
            <text:p>Parte-hartzea garapenean: hainbat diskurtso eta jatorri</text:p>
          </table:table-cell>
          <table:table-cell office:value-type="string" calcext:value-type="string">
            <text:p>https://aldizkariak.ueu.eus/index.php/uztaro/article/view/4333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99448204"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22772</text:p>
          </table:table-cell>
          <table:table-cell/>
          <table:table-cell office:value-type="string" calcext:value-type="string">
            <text:p>bibliografiaren-erabilera-eta-plagio-akademikoa-unibertsitate-ikasleen-artean</text:p>
          </table:table-cell>
          <table:table-cell office:value-type="string" calcext:value-type="string">
            <text:p>Bibliografiaren erabilera eta plagio akademikoa unibertsitate-ikasleen artean</text:p>
          </table:table-cell>
          <table:table-cell office:value-type="string" calcext:value-type="string">
            <text:p>https://aldizkariak.ueu.eus/index.php/uztaro/article/view/4444</text:p>
          </table:table-cell>
          <table:table-cell office:value-type="string" calcext:value-type="string">
            <text:p>2011-01-01T00:00:00Z</text:p>
          </table:table-cell>
          <table:table-cell office:value-type="string" calcext:value-type="string">
            <text:p>"1": "Q98831659"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22146</text:p>
          </table:table-cell>
          <table:table-cell/>
          <table:table-cell office:value-type="string" calcext:value-type="string">
            <text:p>magnitude-fisikoekin-eratzen-diren-izena-aditza-motako-kolokazioak-euskaraz-bost-magnituderen-kasuan</text:p>
          </table:table-cell>
          <table:table-cell office:value-type="string" calcext:value-type="string">
            <text:p>Magnitude fisikoekin eratzen diren &lt;izena + aditza &gt; motako kolokazioak euskaraz, bost magnituderen kasuan</text:p>
          </table:table-cell>
          <table:table-cell office:value-type="string" calcext:value-type="string">
            <text:p>https://aldizkariak.ueu.eus/index.php/uztaro/article/view/4490</text:p>
          </table:table-cell>
          <table:table-cell office:value-type="string" calcext:value-type="string">
            <text:p>2012-01-01T00:00:00Z</text:p>
          </table:table-cell>
          <table:table-cell office:value-type="string" calcext:value-type="string">
            <text:p>"1": "Q12260733", "2": "Q104668739"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/>
          <table:table-cell office:value-type="string" calcext:value-type="string">
            <text:p>emakume-pilotariak-gure-taldea-gure-ordua</text:p>
          </table:table-cell>
          <table:table-cell office:value-type="string" calcext:value-type="string">
            <text:p>Emakume pilotariak: gure taldea, gure ordua</text:p>
          </table:table-cell>
          <table:table-cell office:value-type="string" calcext:value-type="string">
            <text:p>https://aldizkariak.ueu.eus/index.php/uztaro/article/view/4581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3": "Q98831878", "2": "Q64008021", "1": "Q104668801"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/>
          <table:table-cell office:value-type="string" calcext:value-type="string">
            <text:p>katzetaritzaren-garabideak-kalitatea-berrikuntza-eta-prestakuntza</text:p>
          </table:table-cell>
          <table:table-cell office:value-type="string" calcext:value-type="string">
            <text:p>Kazetaritzaren garabideak: Kalitatea, berrikuntza eta prestakuntza</text:p>
          </table:table-cell>
          <table:table-cell office:value-type="string" calcext:value-type="string">
            <text:p>https://aldizkariak.ueu.eus/index.php/uztaro/article/view/4582</text:p>
          </table:table-cell>
          <table:table-cell office:value-type="string" calcext:value-type="string">
            <text:p>2015-01-01T00:00:00Z</text:p>
          </table:table-cell>
          <table:table-cell office:value-type="string" calcext:value-type="string">
            <text:p>"2": "Q99448553", "3": "Q86985917", "1": "Q99527609", "4": "Q77041012"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16604</text:p>
          </table:table-cell>
          <table:table-cell/>
          <table:table-cell office:value-type="string" calcext:value-type="string">
            <text:p>gertuko-erakundeak-hezkuntza-sisteman-parte-hartzen-kultura-ondarearen-transmisioa</text:p>
          </table:table-cell>
          <table:table-cell office:value-type="string" calcext:value-type="string">
            <text:p>Gertuko erakundeak hezkuntza-sisteman parte hartzen: kultura-ondarearen transmisioa</text:p>
          </table:table-cell>
          <table:table-cell office:value-type="string" calcext:value-type="string">
            <text:p>https://aldizkariak.ueu.eus/index.php/uztaro/article/view/4640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98831864"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16603</text:p>
          </table:table-cell>
          <table:table-cell/>
          <table:table-cell office:value-type="string" calcext:value-type="string">
            <text:p>euskarazko-haur-literatura-eta-kulturartekotasuna</text:p>
          </table:table-cell>
          <table:table-cell office:value-type="string" calcext:value-type="string">
            <text:p>Euskarazko haur-literatura eta kulturartekotasuna</text:p>
          </table:table-cell>
          <table:table-cell office:value-type="string" calcext:value-type="string">
            <text:p>https://aldizkariak.ueu.eus/index.php/uztaro/article/view/4641</text:p>
          </table:table-cell>
          <table:table-cell office:value-type="string" calcext:value-type="string">
            <text:p>2017-01-01T00:00:00Z</text:p>
          </table:table-cell>
          <table:table-cell office:value-type="string" calcext:value-type="string">
            <text:p>"1": "Q104668600"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15415</text:p>
          </table:table-cell>
          <table:table-cell/>
          <table:table-cell office:value-type="string" calcext:value-type="string">
            <text:p>ala-ffede-bada-euskal-testu-berri-gehiago-nafarroako-xvi-mendeko-justizia-auzibideetan</text:p>
          </table:table-cell>
          <table:table-cell office:value-type="string" calcext:value-type="string">
            <text:p>Ala ffede, bada! Euskal testu berri gehiago Nafarroako XVI. mendeko justizia-auzibideetan</text:p>
          </table:table-cell>
          <table:table-cell office:value-type="string" calcext:value-type="string">
            <text:p>https://aldizkariak.ueu.eus/index.php/uztaro/article/view/4749</text:p>
          </table:table-cell>
          <table:table-cell office:value-type="string" calcext:value-type="string">
            <text:p>2019-01-01T00:00:00Z</text:p>
          </table:table-cell>
          <table:table-cell office:value-type="string" calcext:value-type="string">
            <text:p>"1": "Q64008070"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08.201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14525</text:p>
          </table:table-cell>
          <table:table-cell/>
          <table:table-cell office:value-type="string" calcext:value-type="string">
            <text:p>goldberg-en-antsietate-eta-depresio-eskala-euskarazko-egokitzapenaren-ikerketa-pilotua</text:p>
          </table:table-cell>
          <table:table-cell office:value-type="string" calcext:value-type="string">
            <text:p>Goldberg-en Antsietate eta Depresio Eskala: euskarazko egokitzapenaren ikerketa pilotua</text:p>
          </table:table-cell>
          <table:table-cell office:value-type="string" calcext:value-type="string">
            <text:p>https://aldizkariak.ueu.eus/index.php/uztaro/article/view/4908</text:p>
          </table:table-cell>
          <table:table-cell office:value-type="string" calcext:value-type="string">
            <text:p>2020-01-01T00:00:00Z</text:p>
          </table:table-cell>
          <table:table-cell office:value-type="string" calcext:value-type="string">
            <text:p>"1": "Q47343738", "2": "Q130759783"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26876/uztaro.114.202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14062</text:p>
          </table:table-cell>
          <table:table-cell/>
          <table:table-cell office:value-type="string" calcext:value-type="string">
            <text:p>denak-ez-du-balio-nazioarteko-inbertsio-gatazkak-ebazteko-orduan-edo-giza-eskubideen-babesa-inbertsio-arbitrajean</text:p>
          </table:table-cell>
          <table:table-cell office:value-type="string" calcext:value-type="string">
            <text:p>Denak ez du balio nazioarteko inbertsio-gatazkak ebazteko orduan edo giza eskubideen babesa inbertsio-arbitrajean</text:p>
          </table:table-cell>
          <table:table-cell office:value-type="string" calcext:value-type="string">
            <text:p>https://aldizkariak.ueu.eus/index.php/uztaro/article/view/4931</text:p>
          </table:table-cell>
          <table:table-cell office:value-type="string" calcext:value-type="string">
            <text:p>2021-01-01T00:00:00Z</text:p>
          </table:table-cell>
          <table:table-cell office:value-type="string" calcext:value-type="string">
            <text:p>"1": "Q130759838", "2": "Q109490497"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.26876/uztaro.116.202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739</text:p>
          </table:table-cell>
          <table:table-cell/>
          <table:table-cell office:value-type="string" calcext:value-type="string">
            <text:p>fikzio-poliziakoaren-logika-gaur-eguneko-irudian</text:p>
          </table:table-cell>
          <table:table-cell office:value-type="string" calcext:value-type="string">
            <text:p>Fikzio poliziakoaren logika, gaur eguneko irudian</text:p>
          </table:table-cell>
          <table:table-cell/>
          <table:table-cell office:value-type="string" calcext:value-type="string">
            <text:p>1990-01-01T00:00:00Z</text:p>
          </table:table-cell>
          <table:table-cell office:value-type="string" calcext:value-type="string">
            <text:p>"1": "Q104668622"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35210</text:p>
          </table:table-cell>
          <table:table-cell/>
          <table:table-cell office:value-type="string" calcext:value-type="string">
            <text:p>sovetik-stvra-elaren-eboluzioa-ii-errepublikan-el-obrero-vasco-lan-deya-eta-euzko-langille-argitalpenen-azterketaren-ildotik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2011-01-01T00:00:00Z</text:p>
          </table:table-cell>
          <table:table-cell office:value-type="string" calcext:value-type="string">
            <text:p>"1": "Q99166127"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25000</text:p>
          </table:table-cell>
          <table:table-cell/>
          <table:table-cell office:value-type="string" calcext:value-type="string">
            <text:p>sailkapen-analisia-aldagai-hertsiak-eta-irekiak-batera-tratatuz-ehudenda-inkesta-euskaraz-erantzun-zutenen-kasua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2007-01-01T00:00:00Z</text:p>
          </table:table-cell>
          <table:table-cell office:value-type="string" calcext:value-type="string">
            <text:p>"1": "Q87763003"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34525</text:p>
          </table:table-cell>
          <table:table-cell/>
          <table:table-cell office:value-type="string" calcext:value-type="string">
            <text:p>gerraondoaren-historia-luzea-euskal-eskolagintza</text:p>
          </table:table-cell>
          <table:table-cell office:value-type="string" calcext:value-type="string">
            <text:p>Gerraondoaren historia luzea: euskal eskolagintza</text:p>
          </table:table-cell>
          <table:table-cell/>
          <table:table-cell office:value-type="string" calcext:value-type="string">
            <text:p>1993-01-01T00:00:00Z</text:p>
          </table:table-cell>
          <table:table-cell office:value-type="string" calcext:value-type="string">
            <text:p>"1": "Q104028849"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34463</text:p>
          </table:table-cell>
          <table:table-cell/>
          <table:table-cell office:value-type="string" calcext:value-type="string">
            <text:p>irratia-erronka-digitalaren-aurrean</text:p>
          </table:table-cell>
          <table:table-cell office:value-type="string" calcext:value-type="string">
            <text:p>Irratia erronka digitalaren aurrean</text:p>
          </table:table-cell>
          <table:table-cell/>
          <table:table-cell office:value-type="string" calcext:value-type="string">
            <text:p>2000-01-01T00:00:00Z</text:p>
          </table:table-cell>
          <table:table-cell office:value-type="string" calcext:value-type="string">
            <text:p>"1": "Q78201577"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ikibase.inguma.eus/entity/Q35243</text:p>
          </table:table-cell>
          <table:table-cell/>
          <table:table-cell office:value-type="string" calcext:value-type="string">
            <text:p>sailkapen-analisia-aldagai-hertsiak-eta-irekiak-batera-tratatuz-ehudenda-inkesta-euskaraz-erantzun-zutenen-kasua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2007-01-01T00:00:00Z</text:p>
          </table:table-cell>
          <table:table-cell office:value-type="string" calcext:value-type="string">
            <text:p>"1": "Q87763003"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</table:table>
      <table:table table:name="Tabelle2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Q2580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167"</text:p>
          </table:table-cell>
        </table:table-row>
        <table:table-row table:style-name="ro1">
          <table:table-cell office:value-type="string" calcext:value-type="string">
            <text:p>Q2499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237"</text:p>
          </table:table-cell>
        </table:table-row>
        <table:table-row table:style-name="ro1">
          <table:table-cell office:value-type="string" calcext:value-type="string">
            <text:p>Q2461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333"</text:p>
          </table:table-cell>
        </table:table-row>
        <table:table-row table:style-name="ro1">
          <table:table-cell office:value-type="string" calcext:value-type="string">
            <text:p>Q2277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444"</text:p>
          </table:table-cell>
        </table:table-row>
        <table:table-row table:style-name="ro1">
          <table:table-cell office:value-type="string" calcext:value-type="string">
            <text:p>Q2214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490"</text:p>
          </table:table-cell>
        </table:table-row>
        <table:table-row table:style-name="ro1">
          <table:table-cell office:value-type="string" calcext:value-type="string">
            <text:p>Q1780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581"</text:p>
          </table:table-cell>
        </table:table-row>
        <table:table-row table:style-name="ro1">
          <table:table-cell office:value-type="string" calcext:value-type="string">
            <text:p>Q17807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582"</text:p>
          </table:table-cell>
        </table:table-row>
        <table:table-row table:style-name="ro1">
          <table:table-cell office:value-type="string" calcext:value-type="string">
            <text:p>Q16604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640"</text:p>
          </table:table-cell>
        </table:table-row>
        <table:table-row table:style-name="ro1">
          <table:table-cell office:value-type="string" calcext:value-type="string">
            <text:p>Q16603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641"</text:p>
          </table:table-cell>
        </table:table-row>
        <table:table-row table:style-name="ro1">
          <table:table-cell office:value-type="string" calcext:value-type="string">
            <text:p>Q1541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749"</text:p>
          </table:table-cell>
        </table:table-row>
        <table:table-row table:style-name="ro1">
          <table:table-cell office:value-type="string" calcext:value-type="string">
            <text:p>Q1452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908"</text:p>
          </table:table-cell>
        </table:table-row>
        <table:table-row table:style-name="ro1">
          <table:table-cell office:value-type="string" calcext:value-type="string">
            <text:p>Q1406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https://aldizkariak.ueu.eus/index.php/uztaro/article/view/4931"</text:p>
          </table:table-cell>
        </table:table-row>
      </table:table>
      <table:named-expressions/>
      <table:database-ranges>
        <table:database-range table:name="__Anonymous_Sheet_DB__0" table:target-range-address="'query(82)'.A1:'query(82)'.XFD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7:06:51.372475009</dc:date>
    <meta:editing-duration>PT15M29S</meta:editing-duration>
    <meta:editing-cycles>2</meta:editing-cycles>
    <meta:generator>LibreOffice/24.2.6.2$Linux_X86_64 LibreOffice_project/420$Build-2</meta:generator>
    <meta:document-statistic meta:table-count="2" meta:cell-count="207" meta:object-count="0"/>
  </office:meta>
</office:document-meta>
</file>